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l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1">In the last week: <text:span text:style-name="T1">18 miles</text:span>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2"><text:span text:style-name="T2"/></text:p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2"><text:span text:style-name="T2"/></text:p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2"><text:span text:style-name="T2"/></text:p>
      <text:p text:style-name="P2">I felt increasingly better over the last 4 days. <text:s/>I am going to rest a little now.</text:p>
      <text:p text:style-name="P2"><text:span text:style-name="T2"/></text:p>
      <text:p text:style-name="P2"><text:span text:style-name="T2"/></text:p>
      <text:p text:style-name="P2"><text:span text:style-name="T2"/></text:p>
      <text:p text:style-name="P1"/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26T21:26:31.27</dc:date>
    <dc:creator>James  Lombardi</dc:creator>
    <meta:editing-duration>PT3H41M6S</meta:editing-duration>
    <meta:editing-cycles>25</meta:editing-cycles>
    <meta:generator>OpenOffice/4.1.2$Win32 OpenOffice.org_project/412m3$Build-9782</meta:generator>
    <meta:document-statistic meta:table-count="0" meta:image-count="0" meta:object-count="0" meta:page-count="8" meta:paragraph-count="195" meta:word-count="2117" meta:character-count="10519"/>
  </office:meta>
</office:document-meta>
</file>